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b60c"/>
    </style:style>
    <style:style style:name="P2" style:family="paragraph" style:parent-style-name="Standard">
      <style:paragraph-properties fo:text-align="start" style:justify-single-word="false"/>
      <style:text-properties officeooo:paragraph-rsid="0019b60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b60c"/>
    </style:style>
    <style:style style:name="T1" style:family="text">
      <style:text-properties officeooo:rsid="001a7c6e"/>
    </style:style>
    <style:style style:name="T2" style:family="text">
      <style:text-properties style:text-position="super 58%" officeooo:rsid="001a7c6e"/>
    </style:style>
    <style:style style:name="T3" style:family="text">
      <style:text-properties officeooo:rsid="0017d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3">Impulse and Momentum</text:span></text:p>
      <text:p text:style-name="P1"/>
      <text:list xml:id="list6773429882181844049" text:style-name="L1">
        <text:list-item>
          <text:p text:style-name="P3">A 100 kg man is running at <text:span text:style-name="T1">3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140346067766892" text:continue-numbering="true" text:style-name="L1">
        <text:list-item>
          <text:p text:style-name="P3">You push a shopping cart with a force of 15 newtons for t<text:span text:style-name="T1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345800400792" text:continue-numbering="true" text:style-name="L1">
        <text:list-item>
          <text:p text:style-name="P3">An 800 kg car is driving eastward at 1<text:span text:style-name="T1">4</text:span> m/s. <text:s/>A 1500 kg truck is traveling westbound at <text:span text:style-name="T1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345080451258" text:continue-numbering="true" text:style-name="L1">
        <text:list-item>
          <text:p text:style-name="P3">A 0.3 kg ball is rolling toward you at <text:span text:style-name="T1">3</text:span> m/s. <text:s/>You kick the ball with a force of <text:span text:style-name="T1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346163837385" text:continue-numbering="true" text:style-name="L1">
        <text:list-item>
          <text:p text:style-name="P3">Billy-bob is standing on a skateboard. <text:s/>He throws a 0.5 kg ball toward the east at <text:span text:style-name="T1">1</text:span>5 m/s. <text:s/>If Billy-Bob has a mass of <text:span text:style-name="T1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344401213469" text:continue-numbering="true" text:style-name="L1">
        <text:list-item>
          <text:p text:style-name="P3"><text:soft-page-break/>A 75 kg wide-reciever is traveling north at <text:span text:style-name="T1">6</text:span> m/s. <text:s/>A 100 kg linebacker runs directly east at <text:span text:style-name="T1">7</text:span> m/s. The linebacker attempts to tackle the wide-reciever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140346368159049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345284888818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140345872337067" text:continue-numbering="true" text:style-name="L1">
        <text:list-item>
          <text:p text:style-name="P3">Luke Skywalker has a mass of <text:span text:style-name="T1">6</text:span>5 kg, and is running toward Darth Vader at <text:span text:style-name="T1">3</text:span> m/s. <text:s/>Darth Vader kicks Luke, which sends him flying backward at <text:span text:style-name="T1">7</text:span> m/s. <text:s/>If Darth Vader's foot was in contact with Luke for 0.<text:span text:style-name="T1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344983862292" text:continue-numbering="true" text:style-name="L1">
        <text:list-item>
          <text:p text:style-name="P3">A blue billiard ball, with a mass of 0.25 kg, rolls toward the east at <text:span text:style-name="T1">3</text:span> m/s. <text:s/>It strikes a red billiard ball of the same mass that is traveling northward at <text:span text:style-name="T1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345921949321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344716959426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7c6e"/>
    </style:style>
    <style:style style:name="MT2" style:family="text">
      <style:text-properties style:text-position="super 58%" officeooo:rsid="001a7c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4:03:44.292277777" text:date-adjust="PT24H00M00S">08/20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31:09.639879493</meta:creation-date>
    <meta:editing-duration>PT3M23S</meta:editing-duration>
    <meta:editing-cycles>4</meta:editing-cycles>
    <meta:generator>LibreOffice/4.3.7.2$Linux_X86_64 LibreOffice_project/430$Build-2</meta:generator>
    <dc:date>2016-08-19T14:03:44.180402351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